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a3577"/>
    </style:style>
    <style:style style:name="T2" style:family="text">
      <style:text-properties fo:color="#646464" style:font-name="Monospace" fo:font-size="10pt" fo:background-color="#e8f2fe" loext:char-shading-value="0" style:font-size-asian="10pt"/>
    </style:style>
    <style:style style:name="T3" style:family="text">
      <style:text-properties fo:color="#000000" style:font-name="Monospace" fo:font-size="10pt" fo:background-color="#e8f2fe" loext:char-shading-value="0" style:font-size-asian="10pt"/>
    </style:style>
    <style:style style:name="T4" style:family="text">
      <style:text-properties fo:color="#000000" style:font-name="Monospace" fo:font-size="10pt" officeooo:rsid="001a3577" fo:background-color="#e8f2fe" loext:char-shading-value="0" style:font-size-asian="10pt"/>
    </style:style>
    <style:style style:name="T5" style:family="text">
      <style:text-properties fo:color="#2a00ff" style:font-name="Monospace" fo:font-size="10pt" fo:background-color="#e8f2fe" loext:char-shading-value="0" style:font-size-asian="10pt"/>
    </style:style>
    <style:style style:name="T6" style:family="text">
      <style:text-properties fo:color="#008080" style:font-name="Monospace" fo:font-size="10pt" fo:background-color="#e8f2fe" loext:char-shading-value="0" style:font-size-asian="10pt"/>
    </style:style>
    <style:style style:name="T7" style:family="text">
      <style:text-properties fo:color="#008080" style:font-name="Monospace" fo:font-size="10pt" officeooo:rsid="001a3577" fo:background-color="#e8f2fe" loext:char-shading-value="0" style:font-size-asian="10pt"/>
    </style:style>
    <style:style style:name="T8" style:family="text">
      <style:text-properties fo:color="#3f7f7f" style:font-name="Monospace" fo:font-size="10pt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uto-wiring Modes</text:p>
      <text:p text:style-name="Preformatted_20_Text"/>
      <text:p text:style-name="Preformatted_20_Text">Spring supports the following auto-wiring modes:</text:p>
      <text:p text:style-name="Preformatted_20_Text"/>
      <text:p text:style-name="Preformatted_20_Text">1- autowire="no": It’s the default auto-wiring mode. It means no auto-wiring.</text:p>
      <text:p text:style-name="Preformatted_20_Text"><text:s text:c="4"/></text:p>
      <text:p text:style-name="Preformatted_20_Text">2- autowire="byName": The byName mode injects the object dependency according to name of the bean. </text:p>
      <text:p text:style-name="Preformatted_20_Text"><text:s text:c="4"/>• In such a case, the property and bean name should be the same. </text:p>
      <text:p text:style-name="Preformatted_20_Text"><text:s text:c="4"/>• It internally calls the setter method.</text:p>
      <text:p text:style-name="Preformatted_20_Text"><text:s text:c="4"/></text:p>
      <text:p text:style-name="Preformatted_20_Text">3- autowire="byType": The byType mode injects the object dependency according to type. </text:p>
      <text:p text:style-name="Preformatted_20_Text"><text:s text:c="4"/>• So it can have a different property and bean name. </text:p>
      <text:p text:style-name="Preformatted_20_Text"><text:s text:c="4"/>• It internally calls the setter method.</text:p>
      <text:p text:style-name="Preformatted_20_Text">Point-In this mode, you just have to make sure only one unique data type of bean is declared in xml file. <text:span text:style-name="T1">If there is more than one bean of same type in xml file then use </text:span><text:span text:style-name="T2">@Qualifier</text:span><text:span text:style-name="T3">(</text:span><text:span text:style-name="T5">"center"</text:span><text:span text:style-name="T3">) </text:span><text:span text:style-name="T4">and add </text:span><text:span text:style-name="T7">&lt;</text:span><text:span text:style-name="T8">context:annotation-config</text:span><text:span text:style-name="T6">/&gt;</text:span><text:span text:style-name="T4"> in xml file.</text:span></text:p>
      <text:p text:style-name="Preformatted_20_Text"/>
      <text:p text:style-name="Preformatted_20_Text"><text:s text:c="4"/></text:p>
      <text:p text:style-name="Preformatted_20_Text">4- autowire="constructor": The constructor mode injects the dependency by calling the constructor of the class. It calls the constructor having a large number of parameters.</text:p>
      <text:p text:style-name="Preformatted_20_Text">Point- </text:p>
      <text:p text:style-name="Preformatted_20_Text"><text:s text:c="4"/></text:p>
      <text:p text:style-name="Preformatted_20_Text">5- autowire="auto-detect": In this mode, Spring first tries to auto-wire by the constructor. </text:p>
      <text:p text:style-name="Preformatted_20_Text"><text:s text:c="4"/>• If this fails, it tries to auto-wire by using byType.</text:p>
      <text:p text:style-name="Preformatted_20_Text"/>
      <text:p text:style-name="Preformatted_20_Text"/>
      <text:p text:style-name="Preformatted_20_Text"/>
      <text:p text:style-name="Preformatted_20_Text"><text:s text:c="4"/></text:p>
      <text:p text:style-name="Preformatted_20_Text"><text:s text:c="4"/>*** end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19T16:05:59.613618637</dc:date>
    <meta:editing-duration>PT1H51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80" meta:character-count="1149" meta:non-whitespace-character-count="934"/>
  </office:meta>
</office:document-meta>
</file>